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F0000000438067D5815D64E57CF.png" manifest:media-type="image/png"/>
  <manifest:file-entry manifest:full-path="Pictures/1000000000000F00000004380BC57A92274BB8BA.png" manifest:media-type="image/png"/>
  <manifest:file-entry manifest:full-path="Pictures/1000000000000F00000004384E7E9116243D32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officeooo:rsid="00159e34" officeooo:paragraph-rsid="00159e34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59e34" officeooo:paragraph-rsid="00159e34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officeooo:rsid="00159e34" officeooo:paragraph-rsid="00159e34" style:font-size-asian="18pt" style:font-size-complex="18pt"/>
    </style:style>
    <style:style style:name="P4" style:family="paragraph" style:parent-style-name="Standard">
      <style:text-properties style:font-name="arial" fo:font-weight="bold" officeooo:rsid="00159e34" officeooo:paragraph-rsid="00159e34" style:font-weight-asian="bold" style:font-weight-complex="bold"/>
    </style:style>
    <style:style style:name="P5" style:family="paragraph" style:parent-style-name="Standard">
      <style:text-properties style:font-name="arial" fo:font-weight="normal" officeooo:rsid="00159e34" officeooo:paragraph-rsid="00159e34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159e34" officeooo:paragraph-rsid="00159e3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553cm, 21.382cm, 10.522cm, 60.94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232cm, 24.192cm, 15.483cm, 58.53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19cm, 23.705cm, 13.19cm, 58.54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12</text:p>
      <text:p text:style-name="P1"/>
      <text:p text:style-name="P2">Inspecciona sol·licituds HTTP des del navegador</text:p>
      <text:p text:style-name="P1"/>
      <text:p text:style-name="P1"/>
      <text:p text:style-name="P4">JS</text:p>
      <text:p text:style-name="P1"><draw:frame draw:style-name="fr3" draw:name="Image2" text:anchor-type="char" svg:x="-0.037cm" svg:y="0.342cm" svg:width="16.401cm" svg:height="5.246cm" draw:z-index="1"><draw:image xlink:href="Pictures/1000000000000F00000004384E7E9116243D32F0.png" xlink:type="simple" xlink:show="embed" xlink:actuate="onLoad" draw:mime-type="image/png"/></draw:frame></text:p>
      <text:p text:style-name="P1"/>
      <text:p text:style-name="P4">CSS</text:p>
      <text:p text:style-name="P1"><draw:frame draw:style-name="fr2" draw:name="Image1" text:anchor-type="char" svg:x="-0.064cm" svg:y="0.434cm" svg:width="16.478cm" svg:height="3.369cm" draw:z-index="0"><draw:image xlink:href="Pictures/1000000000000F00000004380BC57A92274BB8BA.png" xlink:type="simple" xlink:show="embed" xlink:actuate="onLoad" draw:mime-type="image/png"/></draw:frame></text:p>
      <text:p text:style-name="P1"/>
      <text:p text:style-name="P1"/>
      <text:p text:style-name="P4">IMATGES</text:p>
      <text:p text:style-name="P5"><draw:frame draw:style-name="fr1" draw:name="Image3" text:anchor-type="char" svg:x="0.081cm" svg:y="0.443cm" svg:width="16.383cm" svg:height="7.218cm" draw:z-index="2"><draw:image xlink:href="Pictures/1000000000000F0000000438067D5815D64E57CF.png" xlink:type="simple" xlink:show="embed" xlink:actuate="onLoad" draw:mime-type="image/png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1:59:18.535879815</meta:creation-date>
    <dc:date>2022-09-13T12:22:42.818291214</dc:date>
    <meta:editing-duration>PT3M42S</meta:editing-duration>
    <meta:editing-cycles>2</meta:editing-cycles>
    <meta:generator>LibreOffice/7.3.3.2$Linux_X86_64 LibreOffice_project/30$Build-2</meta:generator>
    <meta:document-statistic meta:table-count="0" meta:image-count="3" meta:object-count="0" meta:page-count="1" meta:paragraph-count="5" meta:word-count="10" meta:character-count="62" meta:non-whitespace-character-count="57"/>
  </office:meta>
</office:document-meta>
</file>